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4000000C278CAFB28F9AFA69B.png" manifest:media-type="image/png"/>
  <manifest:file-entry manifest:full-path="Pictures/10000000000003E8000003F90E383BA85A117941.jpg" manifest:media-type="image/jpeg"/>
  <manifest:file-entry manifest:full-path="Pictures/10000000000003A600000216D46CE9D12B87CC9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00a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2cm, 0.711cm, 6.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9cm, 0cm, 7.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a933" draw:textarea-horizontal-align="justify" draw:textarea-vertical-align="middle" draw:auto-grow-height="false" fo:min-height="1.051cm" fo:min-width="0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016cm" fo:min-width="0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016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016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3" draw:name="Kształt1" draw:style-name="gr4" svg:width="0.147cm" svg:height="1.161cm" svg:x="1.055cm" svg:y="5.0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Kształt1_0" draw:style-name="gr2" svg:width="1.325cm" svg:height="1.161cm" svg:x="13.166cm" svg:y="5.1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Kształt1_1" draw:style-name="gr3" svg:width="0.722cm" svg:height="1.161cm" svg:x="-0.145cm" svg:y="9.46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Kształt1_2" draw:style-name="gr2" svg:width="1.325cm" svg:height="1.161cm" svg:x="13.33cm" svg:y="9.4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Kształt2" draw:style-name="gr1" draw:text-style-name="P1" svg:width="1.324cm" svg:height="1.2cm" svg:x="1.044cm" svg:y="9.44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3" draw:name="Obraz1" text:anchor-type="char" svg:x="6.197cm" svg:y="2.778cm" svg:width="2.302cm" svg:height="1.718cm" draw:z-index="0"><draw:image xlink:href="Pictures/1000000000000104000000C278CAFB28F9AFA69B.png" xlink:type="simple" xlink:show="embed" xlink:actuate="onLoad" draw:mime-type="image/png"/></draw:frame><draw:frame draw:style-name="fr3" draw:name="Obraz2" text:anchor-type="char" svg:x="-0.058cm" svg:y="2.815cm" svg:width="2.302cm" svg:height="1.718cm" draw:z-index="1"><draw:image xlink:href="Pictures/1000000000000104000000C278CAFB28F9AFA69B.png" xlink:type="simple" xlink:show="embed" xlink:actuate="onLoad" draw:mime-type="image/png"/></draw:frame><draw:frame draw:style-name="fr3" draw:name="Obraz3" text:anchor-type="char" svg:x="12.485cm" svg:y="2.72cm" svg:width="2.302cm" svg:height="1.718cm" draw:z-index="2"><draw:image xlink:href="Pictures/1000000000000104000000C278CAFB28F9AFA69B.png" xlink:type="simple" xlink:show="embed" xlink:actuate="onLoad" draw:mime-type="image/png"/></draw:frame><draw:frame draw:style-name="fr2" draw:name="Obraz4" text:anchor-type="char" svg:x="-0.517cm" svg:y="6.431cm" svg:width="2.771cm" svg:height="2.106cm" draw:z-index="5"><draw:image xlink:href="Pictures/10000000000003E8000003F90E383BA85A117941.jpg" xlink:type="simple" xlink:show="embed" xlink:actuate="onLoad" draw:mime-type="image/jpeg"/></draw:frame><draw:frame draw:style-name="fr2" draw:name="Obraz5" text:anchor-type="char" svg:x="12.345cm" svg:y="6.473cm" svg:width="2.771cm" svg:height="2.106cm" draw:z-index="6"><draw:image xlink:href="Pictures/10000000000003E8000003F90E383BA85A117941.jpg" xlink:type="simple" xlink:show="embed" xlink:actuate="onLoad" draw:mime-type="image/jpeg"/></draw:frame><draw:frame draw:style-name="fr2" draw:name="Obraz6" text:anchor-type="char" svg:x="5.569cm" svg:y="6.451cm" svg:width="2.771cm" svg:height="2.106cm" draw:z-index="7"><draw:image xlink:href="Pictures/10000000000003E8000003F90E383BA85A117941.jpg" xlink:type="simple" xlink:show="embed" xlink:actuate="onLoad" draw:mime-type="image/jpeg"/></draw:frame><draw:frame draw:style-name="fr1" draw:name="Obraz7" text:anchor-type="char" svg:x="-0.612cm" svg:y="11.217cm" svg:width="3.131cm" svg:height="3.498cm" draw:z-index="8"><draw:image xlink:href="Pictures/10000000000003A600000216D46CE9D12B87CC95.jpg" xlink:type="simple" xlink:show="embed" xlink:actuate="onLoad" draw:mime-type="image/jpeg"/></draw:frame><draw:frame draw:style-name="fr1" draw:name="Obraz8" text:anchor-type="char" svg:x="-0.612cm" svg:y="11.217cm" svg:width="3.131cm" svg:height="3.498cm" draw:z-index="9"><draw:image xlink:href="Pictures/10000000000003A600000216D46CE9D12B87CC95.jpg" xlink:type="simple" xlink:show="embed" xlink:actuate="onLoad" draw:mime-type="image/jpeg"/></draw:frame><draw:frame draw:style-name="fr1" draw:name="Obraz9" text:anchor-type="char" svg:x="5.736cm" svg:y="11.195cm" svg:width="3.131cm" svg:height="3.498cm" draw:z-index="10"><draw:image xlink:href="Pictures/10000000000003A600000216D46CE9D12B87CC95.jpg" xlink:type="simple" xlink:show="embed" xlink:actuate="onLoad" draw:mime-type="image/jpeg"/></draw:frame><draw:frame draw:style-name="fr1" draw:name="Obraz10" text:anchor-type="char" svg:x="12.291cm" svg:y="11.317cm" svg:width="3.131cm" svg:height="3.498cm" draw:z-index="11"><draw:image xlink:href="Pictures/10000000000003A600000216D46CE9D12B87CC9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9T15:49:48.704000000</meta:creation-date>
    <dc:date>2022-09-13T09:44:31.416000000</dc:date>
    <meta:editing-duration>PT11M26S</meta:editing-duration>
    <meta:editing-cycles>3</meta:editing-cycles>
    <meta:generator>LibreOffice/7.0.0.3$Windows_X86_64 LibreOffice_project/8061b3e9204bef6b321a21033174034a5e2ea88e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